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117.44pt"/>
    </style:style>
    <style:style style:name="co3" style:family="table-column">
      <style:table-column-properties fo:break-before="auto" style:column-width="115.91pt"/>
    </style:style>
    <style:style style:name="co4" style:family="table-column">
      <style:table-column-properties fo:break-before="auto" style:column-width="138.9pt"/>
    </style:style>
    <style:style style:name="co5" style:family="table-column">
      <style:table-column-properties fo:break-before="auto" style:column-width="69.85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19.85pt"/>
    </style:style>
    <style:style style:name="co8" style:family="table-column">
      <style:table-column-properties fo:break-before="auto" style:column-width="211.1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31.69pt"/>
    </style:style>
    <style:style style:name="co11" style:family="table-column">
      <style:table-column-properties fo:break-before="auto" style:column-width="130.96pt"/>
    </style:style>
    <style:style style:name="co12" style:family="table-column">
      <style:table-column-properties fo:break-before="auto" style:column-width="112.76pt"/>
    </style:style>
    <style:style style:name="co13" style:family="table-column">
      <style:table-column-properties fo:break-before="auto" style:column-width="81.69pt"/>
    </style:style>
    <style:style style:name="co14" style:family="table-column">
      <style:table-column-properties fo:break-before="auto" style:column-width="91.3pt"/>
    </style:style>
    <style:style style:name="co15" style:family="table-column">
      <style:table-column-properties fo:break-before="auto" style:column-width="106.36pt"/>
    </style:style>
    <style:style style:name="co16" style:family="table-column">
      <style:table-column-properties fo:break-before="auto" style:column-width="233.35pt"/>
    </style:style>
    <style:style style:name="co17" style:family="table-column">
      <style:table-column-properties fo:break-before="auto" style:column-width="36.51pt"/>
    </style:style>
    <style:style style:name="co18" style:family="table-column">
      <style:table-column-properties fo:break-before="auto" style:column-width="125.4pt"/>
    </style:style>
    <style:style style:name="co19" style:family="table-column">
      <style:table-column-properties fo:break-before="auto" style:column-width="191.31pt"/>
    </style:style>
    <style:style style:name="co20" style:family="table-column">
      <style:table-column-properties fo:break-before="auto" style:column-width="97.65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32.54pt"/>
    </style:style>
    <style:style style:name="co23" style:family="table-column">
      <style:table-column-properties fo:break-before="auto" style:column-width="102.39pt"/>
    </style:style>
    <style:style style:name="co24" style:family="table-column">
      <style:table-column-properties fo:break-before="auto" style:column-width="98.39pt"/>
    </style:style>
    <style:style style:name="co25" style:family="table-column">
      <style:table-column-properties fo:break-before="auto" style:column-width="103.95pt"/>
    </style:style>
    <style:style style:name="co26" style:family="table-column">
      <style:table-column-properties fo:break-before="auto" style:column-width="100.74pt"/>
    </style:style>
    <style:style style:name="co27" style:family="table-column">
      <style:table-column-properties fo:break-before="auto" style:column-width="114.29pt"/>
    </style:style>
    <style:style style:name="co28" style:family="table-column">
      <style:table-column-properties fo:break-before="auto" style:column-width="116.65pt"/>
    </style:style>
    <style:style style:name="co29" style:family="table-column">
      <style:table-column-properties fo:break-before="auto" style:column-width="39.66pt"/>
    </style:style>
    <style:style style:name="co30" style:family="table-column">
      <style:table-column-properties fo:break-before="auto" style:column-width="76.14pt"/>
    </style:style>
    <style:style style:name="co31" style:family="table-column">
      <style:table-column-properties fo:break-before="auto" style:column-width="149.24pt"/>
    </style:style>
    <style:style style:name="co32" style:family="table-column">
      <style:table-column-properties fo:break-before="auto" style:column-width="94.45pt"/>
    </style:style>
    <style:style style:name="co33" style:family="table-column">
      <style:table-column-properties fo:break-before="auto" style:column-width="120.61pt"/>
    </style:style>
    <style:style style:name="co34" style:family="table-column">
      <style:table-column-properties fo:break-before="auto" style:column-width="107.94pt"/>
    </style:style>
    <style:style style:name="co35" style:family="table-column">
      <style:table-column-properties fo:break-before="auto" style:column-width="101.59pt"/>
    </style:style>
    <style:style style:name="co36" style:family="table-column">
      <style:table-column-properties fo:break-before="auto" style:column-width="46.86pt"/>
    </style:style>
    <style:style style:name="co37" style:family="table-column">
      <style:table-column-properties fo:break-before="auto" style:column-width="119.06pt"/>
    </style:style>
    <style:style style:name="co38" style:family="table-column">
      <style:table-column-properties fo:break-before="auto" style:column-width="126.99pt"/>
    </style:style>
    <style:style style:name="co39" style:family="table-column">
      <style:table-column-properties fo:break-before="auto" style:column-width="264.3pt"/>
    </style:style>
    <style:style style:name="co40" style:family="table-column">
      <style:table-column-properties fo:break-before="auto" style:column-width="38.15pt"/>
    </style:style>
    <style:style style:name="co41" style:family="table-column">
      <style:table-column-properties fo:break-before="auto" style:column-width="110.35pt"/>
    </style:style>
    <style:style style:name="co42" style:family="table-column">
      <style:table-column-properties fo:break-before="auto" style:column-width="44.45pt"/>
    </style:style>
    <style:style style:name="co43" style:family="table-column">
      <style:table-column-properties fo:break-before="auto" style:column-width="123.85pt"/>
    </style:style>
    <style:style style:name="co44" style:family="table-column">
      <style:table-column-properties fo:break-before="auto" style:column-width="38.89pt"/>
    </style:style>
    <style:style style:name="co45" style:family="table-column">
      <style:table-column-properties fo:break-before="auto" style:column-width="153.95pt"/>
    </style:style>
    <style:style style:name="co46" style:family="table-column">
      <style:table-column-properties fo:break-before="auto" style:column-width="88.89pt"/>
    </style:style>
    <style:style style:name="co47" style:family="table-column">
      <style:table-column-properties fo:break-before="auto" style:column-width="51.59pt"/>
    </style:style>
    <style:style style:name="co48" style:family="table-column">
      <style:table-column-properties fo:break-before="auto" style:column-width="96.86pt"/>
    </style:style>
    <style:style style:name="co49" style:family="table-column">
      <style:table-column-properties fo:break-before="auto" style:column-width="107.21pt"/>
    </style:style>
    <style:style style:name="co50" style:family="table-column">
      <style:table-column-properties fo:break-before="auto" style:column-width="156.36pt"/>
    </style:style>
    <style:style style:name="co51" style:family="table-column">
      <style:table-column-properties fo:break-before="auto" style:column-width="129.4pt"/>
    </style:style>
    <style:style style:name="co52" style:family="table-column">
      <style:table-column-properties fo:break-before="auto" style:column-width="154.8pt"/>
    </style:style>
    <style:style style:name="co53" style:family="table-column">
      <style:table-column-properties fo:break-before="auto" style:column-width="131.75pt"/>
    </style:style>
    <style:style style:name="co54" style:family="table-column">
      <style:table-column-properties fo:break-before="auto" style:column-width="143.69pt"/>
    </style:style>
    <style:style style:name="co55" style:family="table-column">
      <style:table-column-properties fo:break-before="auto" style:column-width="237.29pt"/>
    </style:style>
    <style:style style:name="co56" style:family="table-column">
      <style:table-column-properties fo:break-before="auto" style:column-width="300.81pt"/>
    </style:style>
    <style:style style:name="co57" style:family="table-column">
      <style:table-column-properties fo:break-before="auto" style:column-width="42.86pt"/>
    </style:style>
    <style:style style:name="co58" style:family="table-column">
      <style:table-column-properties fo:break-before="auto" style:column-width="171.44pt"/>
    </style:style>
    <style:style style:name="co59" style:family="table-column">
      <style:table-column-properties fo:break-before="auto" style:column-width="128.55pt"/>
    </style:style>
    <style:style style:name="co60" style:family="table-column">
      <style:table-column-properties fo:break-before="auto" style:column-width="241.31pt"/>
    </style:style>
    <style:style style:name="ro1" style:family="table-row">
      <style:table-row-properties style:row-height="40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9.74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ta1" style:family="table" style:master-page-name="PageStyle_5f_1.1_20_Студенты-победители_20_дальнего_20_зарубежья">
      <style:table-properties table:display="true" style:writing-mode="lr-tb"/>
    </style:style>
    <style:style style:name="ta2" style:family="table" style:master-page-name="PageStyle_5f_1.2_20_Студенты-победители_20_СНГ_20_и_20_Казахстан">
      <style:table-properties table:display="true" style:writing-mode="lr-tb"/>
    </style:style>
    <style:style style:name="ta3" style:family="table" style:master-page-name="PageStyle_5f_2.1.1_20_Список_20_ППС_2c__20_работающих_20_на_20_полную_20_ставку">
      <style:table-properties table:display="true" style:writing-mode="lr-tb"/>
    </style:style>
    <style:style style:name="ta4" style:family="table" style:master-page-name="PageStyle_5f_2.1.2_20_Список_20_ППС_2c__20_работающих_20_по_20_совместительству">
      <style:table-properties table:display="true" style:writing-mode="lr-tb"/>
    </style:style>
    <style:style style:name="ta5" style:family="table" style:master-page-name="PageStyle_5f_2.2.1_20_Список_20_штатных_20_НС">
      <style:table-properties table:display="true" style:writing-mode="lr-tb"/>
    </style:style>
    <style:style style:name="ta6" style:family="table" style:master-page-name="PageStyle_5f_2.2.2_20_Список_20_НС_20_по_20_совместительству">
      <style:table-properties table:display="true" style:writing-mode="lr-tb"/>
    </style:style>
    <style:style style:name="ta7" style:family="table" style:master-page-name="PageStyle_5f_3.1_20_Финансирование_20_НИР">
      <style:table-properties table:display="true" style:writing-mode="lr-tb"/>
    </style:style>
    <style:style style:name="ta8" style:family="table" style:master-page-name="PageStyle_5f_3.2_20_Свидетельства">
      <style:table-properties table:display="true" style:writing-mode="lr-tb"/>
    </style:style>
    <style:style style:name="ta9" style:family="table" style:master-page-name="PageStyle_5f_3.3.1_20_Патенты">
      <style:table-properties table:display="true" style:writing-mode="lr-tb"/>
    </style:style>
    <style:style style:name="ta10" style:family="table" style:master-page-name="PageStyle_5f_3.3.2_20_Патенты_20_продленные">
      <style:table-properties table:display="true" style:writing-mode="lr-tb"/>
    </style:style>
    <style:style style:name="ta11" style:family="table" style:master-page-name="PageStyle_5f_4.1_20_Международный_20_обмен_20_студентов">
      <style:table-properties table:display="true" style:writing-mode="lr-tb"/>
    </style:style>
    <style:style style:name="ta12" style:family="table" style:master-page-name="PageStyle_5f_4.2_20_Иностранные_20_ППС">
      <style:table-properties table:display="true" style:writing-mode="lr-tb"/>
    </style:style>
    <style:style style:name="ta13" style:family="table" style:master-page-name="PageStyle_5f_4.3_20_Международные_20_организаций">
      <style:table-properties table:display="true" style:writing-mode="lr-tb"/>
    </style:style>
    <style:style style:name="ta14" style:family="table" style:master-page-name="PageStyle_5f_4.4_20_Количество_20_ДДОП">
      <style:table-properties table:display="true" style:writing-mode="lr-tb"/>
    </style:style>
    <style:style style:name="ce1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&quot;Times New Roman&quot;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1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NOT(ISERROR(DATEVALUE([.G2]))); AND(ISNUMBER([.G2]); LEFT(CELL(&quot;format&quot;; [.G2]))=&quot;D&quot;)),0)" table:allow-empty-cell="true" table:base-cell-address="'1.1 Студенты-победители дальнего зарубежья'.G2">
          <table:error-message table:message-type="stop" table:display="true"/>
        </table:content-validation>
        <table:content-validation table:name="val2" table:condition="of: and cell-content-is-between(OR(NOT(ISERROR(DATEVALUE([.F2]))); AND(ISNUMBER([.F2]); LEFT(CELL(&quot;format&quot;; [.F2]))=&quot;D&quot;)),0)" table:allow-empty-cell="true" table:base-cell-address="'1.2 Студенты-победители СНГ и Казахстан'.F2">
          <table:error-message table:message-type="stop" table:display="true"/>
        </table:content-validation>
        <table:content-validation table:name="val3" table:condition="of:cell-content-is-in-list(&quot;Государственный грант&quot;;&quot;Международный грант&quot;;&quot;Негосударственное финансирование&quot;)" table:allow-empty-cell="true" table:display-list="unsorted" table:base-cell-address="'3.1 Финансирование НИР'.B2">
          <table:error-message table:message-type="stop" table:display="true"/>
        </table:content-validation>
        <table:content-validation table:name="val4" table:condition="of: and cell-content-is-between(OR(NOT(ISERROR(DATEVALUE([.E2]))); AND(ISNUMBER([.E2]); LEFT(CELL(&quot;format&quot;; [.E2]))=&quot;D&quot;)),0)" table:allow-empty-cell="true" table:base-cell-address="'3.1 Финансирование НИР'.E2">
          <table:error-message table:message-type="stop" table:display="true"/>
        </table:content-validation>
        <table:content-validation table:name="val5" table:condition="of: and cell-content-is-between(OR(NOT(ISERROR(DATEVALUE([.C2]))); AND(ISNUMBER([.C2]); LEFT(CELL(&quot;format&quot;; [.C2]))=&quot;D&quot;)),0)" table:allow-empty-cell="true" table:base-cell-address="'3.2 Свидетельства'.C2">
          <table:error-message table:message-type="stop" table:display="true"/>
        </table:content-validation>
        <table:content-validation table:name="val6" table:condition="of: and cell-content-is-between(OR(NOT(ISERROR(DATEVALUE([.C2]))); AND(ISNUMBER([.C2]); LEFT(CELL(&quot;format&quot;; [.C2]))=&quot;D&quot;)),0)" table:allow-empty-cell="true" table:base-cell-address="'3.3.1 Патенты'.C2">
          <table:error-message table:message-type="stop" table:display="true"/>
        </table:content-validation>
        <table:content-validation table:name="val7" table:condition="of: and cell-content-is-between(OR(NOT(ISERROR(DATEVALUE([.D2]))); AND(ISNUMBER([.D2]); LEFT(CELL(&quot;format&quot;; [.D2]))=&quot;D&quot;)),0)" table:allow-empty-cell="true" table:base-cell-address="'3.3.2 Патенты продленные'.D2">
          <table:error-message table:message-type="stop" table:display="true"/>
        </table:content-validation>
        <table:content-validation table:name="val8" table:condition="of:cell-content-is-in-list(&quot;Бакалавриат&quot;;&quot;Магистратура&quot;)" table:allow-empty-cell="true" table:display-list="unsorted" table:base-cell-address="'4.1 Международный обмен студентов'.D2">
          <table:error-message table:message-type="stop" table:display="true"/>
        </table:content-validation>
        <table:content-validation table:name="val9" table:condition="of:cell-content-is-in-list(&quot;Средства обучающегося&quot;;&quot;Средства вуза&quot;;&quot;Обмен&quot;;&quot;За счет принимающей стороны&quot;;&quot;Международный грант&quot;;&quot;Государственный грант&quot;)" table:allow-empty-cell="true" table:display-list="unsorted" table:base-cell-address="'4.1 Международный обмен студентов'.F2">
          <table:error-message table:message-type="stop" table:display="true"/>
        </table:content-validation>
      </table:content-validations>
      <table:table table:name="1.1 Студенты-победители дальнего зарубежья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0"/>
        </table:table-row>
        <table:table-row table:style-name="ro2" table:number-rows-repeated="999">
          <table:table-cell table:number-columns-repeated="6"/>
          <table:table-cell table:style-name="ce2" table:content-validation-name="val1"/>
          <table:table-cell table:number-columns-repeated="101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.2 Студенты-победители СНГ и Казахстан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16" table:default-cell-style-name="Default"/>
        <table:table-row table:style-name="ro4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1"/>
        </table:table-row>
        <table:table-row table:style-name="ro2">
          <table:table-cell table:number-columns-repeated="5"/>
          <table:table-cell table:style-name="ce4" table:content-validation-name="val2"/>
          <table:table-cell table:number-columns-repeated="1018"/>
        </table:table-row>
        <table:table-row table:style-name="ro2" table:number-rows-repeated="998">
          <table:table-cell table:number-columns-repeated="5"/>
          <table:table-cell table:style-name="ce2" table:content-validation-name="val2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1 Список ППС, работающих на полную ставку" table:style-name="ta3">
        <table:table-column table:style-name="co17" table:default-cell-style-name="Default"/>
        <table:table-column table:style-name="co18" table:default-cell-style-name="Default"/>
        <table:table-column table:style-name="co9" table:number-columns-repeated="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Ссылка на копию диплома/ученую степень вуза дальнего зарубежья (при наличии)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99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Сулейменов Батырбек Айтбаевич</text:p>
          </table:table-cell>
          <table:table-cell table:style-name="ce8" office:value-type="string" calcext:value-type="string">
            <text:p>Профессор</text:p>
          </table:table-cell>
          <table:table-cell table:style-name="ce6" office:value-type="string" calcext:value-type="string">
            <text:p>д.т.н.</text:p>
          </table:table-cell>
          <table:table-cell table:style-name="ce6" office:value-type="string" calcext:value-type="string">
            <text:p>доцент </text:p>
          </table:table-cell>
          <table:table-cell table:style-name="ce10"/>
          <table:table-cell table:style-name="ce6" office:value-type="string" calcext:value-type="string">
            <text:p>ИПАиЦ, Автоматизация и управление</text:p>
          </table:table-cell>
          <table:table-cell table:style-name="ce7" office:value-type="string" calcext:value-type="string">
            <text:p>AUT1272 Основы построения MES-систем</text:p>
          </table:table-cell>
          <table:table-cell table:style-name="ce6" office:value-type="string" calcext:value-type="string">
            <text:p>8 701 701 3722</text:p>
          </table:table-cell>
          <table:table-cell table:number-columns-repeated="101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Ибраев Ахмет Хакимович</text:p>
          </table:table-cell>
          <table:table-cell table:style-name="ce7" office:value-type="string" calcext:value-type="string">
            <text:p>Ассоциированный профессор</text:p>
          </table:table-cell>
          <table:table-cell table:style-name="ce7" office:value-type="string" calcext:value-type="string">
            <text:p>К.т.н.</text:p>
          </table:table-cell>
          <table:table-cell table:style-name="ce9" office:value-type="string" calcext:value-type="string">
            <text:p>доцент </text:p>
          </table:table-cell>
          <table:table-cell table:style-name="ce10"/>
          <table:table-cell table:style-name="ce6" office:value-type="string" calcext:value-type="string">
            <text:p>ИПАиЦ, Автоматизация и управление</text:p>
          </table:table-cell>
          <table:table-cell table:style-name="ce9" office:value-type="string" calcext:value-type="string">
            <text:p>AUT2482 Современная теория управления</text:p>
            <text:p> AUT2372 Цифровые системы управления</text:p>
            <text:p> AUT2842 Автоматизация технических систем</text:p>
            <text:p>    AUT269</text:p>
            <text:p> Диагностика и надежность систем автоматизации</text:p>
            <text:p>    </text:p>
            <text:p> AUT2732 Автоматизация проектирования систем управления</text:p>
            <text:p> AUT144 Системы оптимального управления</text:p>
          </table:table-cell>
          <table:table-cell table:style-name="ce7" office:value-type="string" calcext:value-type="string">
            <text:p>8700 411 2964</text:p>
          </table:table-cell>
          <table:table-cell table:number-columns-repeated="101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Ширяева Ольга Ивановна</text:p>
          </table:table-cell>
          <table:table-cell table:style-name="ce7" office:value-type="string" calcext:value-type="string">
            <text:p>Ассоциированный профессор</text:p>
          </table:table-cell>
          <table:table-cell table:style-name="ce7" office:value-type="string" calcext:value-type="string">
            <text:p>К.т.н.</text:p>
          </table:table-cell>
          <table:table-cell table:style-name="ce6"/>
          <table:table-cell table:style-name="ce10"/>
          <table:table-cell table:style-name="ce6" office:value-type="string" calcext:value-type="string">
            <text:p>ИПАиЦ, Автоматизация и управление</text:p>
          </table:table-cell>
          <table:table-cell table:style-name="ce9" office:value-type="string" calcext:value-type="string">
            <text:p>AUT2572 Системы оптимального управления</text:p>
          </table:table-cell>
          <table:table-cell table:style-name="ce7" office:value-type="string" calcext:value-type="string">
            <text:p>8 777 647 0154</text:p>
          </table:table-cell>
          <table:table-cell table:number-columns-repeated="1015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Муханов Бахыт Каскабаевич</text:p>
          </table:table-cell>
          <table:table-cell table:style-name="ce8" office:value-type="string" calcext:value-type="string">
            <text:p>Профессор</text:p>
          </table:table-cell>
          <table:table-cell table:style-name="ce7" office:value-type="string" calcext:value-type="string">
            <text:p>К.т.н.</text:p>
          </table:table-cell>
          <table:table-cell table:style-name="ce6"/>
          <table:table-cell table:style-name="ce10"/>
          <table:table-cell table:style-name="ce6" office:value-type="string" calcext:value-type="string">
            <text:p>ИПАиЦ, Автоматизация и управление</text:p>
          </table:table-cell>
          <table:table-cell table:style-name="ce9" office:value-type="string" calcext:value-type="string">
            <text:p>AUT286 Микропроцессорные системы управления технологическими процессами</text:p>
          </table:table-cell>
          <table:table-cell table:style-name="ce11" office:value-type="string" calcext:value-type="string">
            <text:p>8 701 111 2724</text:p>
          </table:table-cell>
          <table:table-cell table:number-columns-repeated="1015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Кошимбаев Шамиль Кошимбаевич</text:p>
          </table:table-cell>
          <table:table-cell table:style-name="ce8" office:value-type="string" calcext:value-type="string">
            <text:p>ассистент-</text:p>
            <text:p> профессор</text:p>
          </table:table-cell>
          <table:table-cell table:style-name="ce7" office:value-type="string" calcext:value-type="string">
            <text:p>К.т.н.</text:p>
          </table:table-cell>
          <table:table-cell table:style-name="ce6"/>
          <table:table-cell table:style-name="ce10"/>
          <table:table-cell table:style-name="ce6" office:value-type="string" calcext:value-type="string">
            <text:p>ИПАиЦ, Автоматизация и управление</text:p>
          </table:table-cell>
          <table:table-cell table:style-name="ce7" office:value-type="string" calcext:value-type="string">
            <text:p>AUT1312 Проектирование систем автоматизации (рус.)</text:p>
            <text:p>    </text:p>
            <text:p> AUT286 Микропроцессорные системы управления технологическими процессами</text:p>
          </table:table-cell>
          <table:table-cell table:style-name="ce11" office:value-type="string" calcext:value-type="string">
            <text:p>8 708 535 7112</text:p>
          </table:table-cell>
          <table:table-cell table:number-columns-repeated="1015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Омирбекова Ж.Ж.</text:p>
          </table:table-cell>
          <table:table-cell table:style-name="ce7" office:value-type="string" calcext:value-type="string">
            <text:p>ассистент-</text:p>
            <text:p> профессор</text:p>
          </table:table-cell>
          <table:table-cell table:style-name="ce7" office:value-type="string" calcext:value-type="string">
            <text:p>PhD</text:p>
          </table:table-cell>
          <table:table-cell table:style-name="ce6"/>
          <table:table-cell table:style-name="ce10"/>
          <table:table-cell table:style-name="ce7" office:value-type="string" calcext:value-type="string">
            <text:p>ИПАиЦ, Автоматизация и управление</text:p>
          </table:table-cell>
          <table:table-cell table:style-name="ce9" office:value-type="string" calcext:value-type="string">
            <text:p>AUT2772 Новые информационные технологии</text:p>
            <text:p> AUT266 Методы интеллектуального анализа данных</text:p>
          </table:table-cell>
          <table:table-cell table:style-name="ce7" office:value-type="string" calcext:value-type="string">
            <text:p>8 707 220 0898</text:p>
          </table:table-cell>
          <table:table-cell table:number-columns-repeated="1015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2 Список ППС, работающих по совместительству" table:style-name="ta4">
        <table:table-column table:style-name="co22" table:default-cell-style-name="Default"/>
        <table:table-column table:style-name="co23" table:default-cell-style-name="Default"/>
        <table:table-column table:style-name="co9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0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1 Список штатных НС" table:style-name="ta5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2 Список НС по совместительству" table:style-name="ta6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1 Финансирование НИР" table:style-name="ta7"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Вид</text:p>
          </table:table-cell>
          <table:table-cell table:style-name="ce1" office:value-type="string" calcext:value-type="string">
            <text:p>Область научных исследований по договору</text:p>
          </table:table-cell>
          <table:table-cell table:style-name="ce1" office:value-type="string" calcext:value-type="string">
            <text:p>Наименование договора</text:p>
          </table:table-cell>
          <table:table-cell table:style-name="ce1" office:value-type="string" calcext:value-type="string">
            <text:p>Дата заключения</text:p>
          </table:table-cell>
          <table:table-cell table:style-name="ce13" office:value-type="string" calcext:value-type="string">
            <text:p>Исполнитель</text:p>
          </table:table-cell>
          <table:table-cell table:style-name="ce1" office:value-type="string" calcext:value-type="string">
            <text:p>Сумма финансирования за последний календарный год, тыс. тенге</text:p>
          </table:table-cell>
          <table:table-cell table:style-name="ce1" office:value-type="string" calcext:value-type="string">
            <text:p>Ссылка на копию договора и календарный план работ</text:p>
          </table:table-cell>
          <table:table-cell table:style-name="ce2"/>
          <table:table-cell table:style-name="ce3" table:number-columns-repeated="18"/>
          <table:table-cell table:number-columns-repeated="99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table:content-validation-name="val3"/>
          <table:table-cell table:style-name="ce6" office:value-type="string" calcext:value-type="string">
            <text:p>1.1 По приоритету: 3. Информационные, телекоммуникационные и космические технологии. 1.2 По подприоритету: 3.1 Интеллектуальные информационные технологии: 3.1.1 Интеллектуальные системы управления и принятия решений (в том числе в режиме реального времени). По теме: Разработка и испытание интеллектуальных алгоритмов оптимального управления технологическим процессом очистки желтого фосфора в условиях НДФЗ</text:p>
          </table:table-cell>
          <table:table-cell table:style-name="ce6"/>
          <table:table-cell table:style-name="ce12" table:content-validation-name="val4" office:value-type="date" office:date-value="2020-11-12" calcext:value-type="date">
            <text:p>12.11.2020</text:p>
          </table:table-cell>
          <table:table-cell table:style-name="ce6" office:value-type="string" calcext:value-type="string">
            <text:p>НАО «КазНИТУ имени К.И. Cатпаева»</text:p>
          </table:table-cell>
          <table:table-cell table:style-name="ce7" office:value-type="string" calcext:value-type="string">
            <text:p>4 999 </text:p>
          </table:table-cell>
          <table:table-cell table:style-name="ce14" office:value-type="string" calcext:value-type="string">
            <text:p><text:a xlink:href="https://drive.google.com/drive/folders/1Bo7wPpzAWlCN3DoZVrAN-qK4GXsXlBsl?usp=sharing" xlink:type="simple">https://drive.google.com/drive/folders/1Bo7wPpzAWlCN3DoZVrAN-qK4GXsXlBsl?usp=sharing</text:a></text:p>
          </table:table-cell>
          <table:table-cell table:number-columns-repeated="1016"/>
        </table:table-row>
        <table:table-row table:style-name="ro2">
          <table:table-cell/>
          <table:table-cell table:style-name="ce2" table:content-validation-name="val3"/>
          <table:table-cell table:number-columns-repeated="2"/>
          <table:table-cell table:style-name="ce2"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 table:number-rows-repeated="997">
          <table:table-cell/>
          <table:table-cell table:style-name="ce2" table:content-validation-name="val3"/>
          <table:table-cell table:number-columns-repeated="2"/>
          <table:table-cell table:style-name="ce2" table:content-validation-name="val4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2 Свидетельства" table:style-name="ta8"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свидетельств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рав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18" office:value-type="string" calcext:value-type="string">
            <text:p><text:a xlink:href="https://www.kazpatent.kz/" xlink:type="simple">Ссылка на свидетельство на сайте kazpatent.kz или скан-копию свидетельства</text:a>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№ 11354</text:p>
          </table:table-cell>
          <table:table-cell table:style-name="ce16" table:content-validation-name="val5" office:value-type="date" office:date-value="2020-07-14" calcext:value-type="date">
            <text:p>14.07.2020</text:p>
          </table:table-cell>
          <table:table-cell table:number-columns-repeated="2" table:style-name="ce17" office:value-type="string" calcext:value-type="string">
            <text:p>ШИРЯЕВА О. И.</text:p>
          </table:table-cell>
          <table:table-cell table:style-name="ce19" office:value-type="string" calcext:value-type="string">
            <text:p><text:a xlink:href="https://drive.google.com/drive/folders/1Bo7wPpzAWlCN3DoZVrAN-qK4GXsXlBsl?usp=sharing" xlink:type="simple">https://drive.google.com/drive/folders/1Bo7wPpzAWlCN3DoZVrAN-qK4GXsXlBsl?usp=sharing</text:a></text:p>
          </table:table-cell>
          <table:table-cell table:number-columns-repeated="1018"/>
        </table:table-row>
        <table:table-row table:style-name="ro2" table:number-rows-repeated="998">
          <table:table-cell table:number-columns-repeated="2"/>
          <table:table-cell table:style-name="ce2" table:content-validation-name="val5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1 Патенты" table:style-name="ta9">
        <table:table-column table:style-name="co40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18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34185 (12)</text:p>
          </table:table-cell>
          <table:table-cell table:style-name="ce12" table:content-validation-name="val6" office:value-type="date" office:date-value="2020-10-15" calcext:value-type="date">
            <text:p>15.10.2020</text:p>
          </table:table-cell>
          <table:table-cell table:number-columns-repeated="2" table:style-name="ce17" office:value-type="string" calcext:value-type="string">
            <text:p>Байбатшаев М. Ш. Сулейменов Б. А. Бейсембаев А. А.</text:p>
          </table:table-cell>
          <table:table-cell table:style-name="ce20" office:value-type="string" calcext:value-type="string">
            <text:p><text:a xlink:href="https://gosreestr.kazpatent.kz/Invention/Details?docNumber=293231" xlink:type="simple">https://gosreestr.kazpatent.kz/Invention/Details?docNumber=293231</text:a></text:p>
          </table:table-cell>
          <table:table-cell table:number-columns-repeated="1018"/>
        </table:table-row>
        <table:table-row table:style-name="ro2" table:number-rows-repeated="998">
          <table:table-cell table:number-columns-repeated="2"/>
          <table:table-cell table:style-name="ce2" table:content-validation-name="val6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2 Патенты продленные" table:style-name="ta10">
        <table:table-column table:style-name="co42" table:default-cell-style-name="Default"/>
        <table:table-column table:style-name="co9" table:number-columns-repeated="3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9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Дата продления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18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7"/>
        </table:table-row>
        <table:table-row table:style-name="ro2" table:number-rows-repeated="999">
          <table:table-cell table:number-columns-repeated="3"/>
          <table:table-cell table:style-name="ce2" table:content-validation-name="val7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1 Международный обмен студентов" table:style-name="ta11">
        <table:table-column table:style-name="co44" table:default-cell-style-name="Default"/>
        <table:table-column table:style-name="co3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9" table:number-columns-repeated="1014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 студента</text:p>
          </table:table-cell>
          <table:table-cell table:style-name="ce1" office:value-type="string" calcext:value-type="string">
            <text:p>Наименование программы академической мобильности</text:p>
          </table:table-cell>
          <table:table-cell table:style-name="ce1" office:value-type="string" calcext:value-type="string">
            <text:p>Уровень обучения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Источник финансирования</text:p>
          </table:table-cell>
          <table:table-cell table:style-name="ce1" office:value-type="string" calcext:value-type="string">
            <text:p>Страна и вуз, в котором студент обучался</text:p>
          </table:table-cell>
          <table:table-cell table:style-name="ce21" office:value-type="string" calcext:value-type="string">
            <text:p>Срок обучения</text:p>
          </table:table-cell>
          <table:table-cell table:style-name="ce1" office:value-type="string" calcext:value-type="string">
            <text:p>Ссылка на подтверждающий документ (договор, приказ,сертификат и т.д.)</text:p>
          </table:table-cell>
          <table:table-cell table:style-name="ce3"/>
          <table:table-cell table:number-columns-repeated="1014"/>
        </table:table-row>
        <table:table-row table:style-name="ro2" table:number-rows-repeated="999">
          <table:table-cell table:number-columns-repeated="3"/>
          <table:table-cell table:style-name="ce2" table:content-validation-name="val8"/>
          <table:table-cell/>
          <table:table-cell table:style-name="ce2" table:content-validation-name="val9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2 Иностранные ППС" table:style-name="ta12">
        <table:table-column table:style-name="co9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3" table:default-cell-style-name="Default"/>
        <table:table-column table:style-name="co54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Страна, из которой прибыл специалист</text:p>
          </table:table-cell>
          <table:table-cell table:style-name="ce1" office:value-type="string" calcext:value-type="string">
            <text:p>Место основной работы</text:p>
          </table:table-cell>
          <table:table-cell table:style-name="ce1" office:value-type="string" calcext:value-type="string">
            <text:p>Должность, ученая степень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Продолжительность преподавания (указать сроки)</text:p>
          </table:table-cell>
          <table:table-cell table:style-name="ce1" office:value-type="string" calcext:value-type="string">
            <text:p>Ссылка на подтверждающие документы: договор с вузом, силлабус, акты выполненных работ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7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3 Международные организаций" table:style-name="ta13">
        <table:table-column table:style-name="co40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9" table:number-columns-repeated="1021" table:default-cell-style-name="Default"/>
        <table:table-row table:style-name="ro5">
          <table:table-cell table:style-name="ce22" office:value-type="string" calcext:value-type="string">
            <text:p>№</text:p>
          </table:table-cell>
          <table:table-cell table:style-name="ce22" office:value-type="string" calcext:value-type="string">
            <text:p>Наименование организации</text:p>
          </table:table-cell>
          <table:table-cell table:style-name="ce22" office:value-type="string" calcext:value-type="string">
            <text:p>Ссылка на сайт, где подтверждается членство вуза</text:p>
          </table:table-cell>
          <table:table-cell table:style-name="ce2"/>
          <table:table-cell table:number-columns-repeated="1020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4 Количество ДДОП" table:style-name="ta14">
        <table:table-column table:style-name="co57" table:default-cell-style-name="Default"/>
        <table:table-column table:style-name="co58" table:default-cell-style-name="Default"/>
        <table:table-column table:style-name="co49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9" table:number-columns-repeated="1019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аименование совместной образовательной программы двудипломного образования</text:p>
          </table:table-cell>
          <table:table-cell table:style-name="ce1" office:value-type="string" calcext:value-type="string">
            <text:p>Зарубежный вуз-партнер</text:p>
          </table:table-cell>
          <table:table-cell table:style-name="ce1" office:value-type="string" calcext:value-type="string">
            <text:p>Ссылка на копию соглашения</text:p>
          </table:table-cell>
          <table:table-cell table:style-name="ce1" office:value-type="string" calcext:value-type="string">
            <text:p>Ссылка на копии не менее трех дипломов, врученных выпускникам вуза в течение последнего года</text:p>
          </table:table-cell>
          <table:table-cell table:style-name="ce3" table:number-columns-repeated="21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date-style style:name="N126">
      <number:day/>
      <number:text>.</number:text>
      <number:month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1_20_Студенты-победители_20_дальнего_20_зарубежья" style:display-name="PageStyle_1.1 Студенты-победители дальнего зарубежь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2_20_Студенты-победители_20_СНГ_20_и_20_Казахстан" style:display-name="PageStyle_1.2 Студенты-победители СНГ и Казахста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1_20_Список_20_ППС_2c__20_работающих_20_на_20_полную_20_ставку" style:display-name="PageStyle_2.1.1 Список ППС, работающих на полную ставк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2_20_Список_20_ППС_2c__20_работающих_20_по_20_совместительству" style:display-name="PageStyle_2.1.2 Список ППС, работающих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1_20_Список_20_штатных_20_НС" style:display-name="PageStyle_2.2.1 Список штатных Н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2_20_Список_20_НС_20_по_20_совместительству" style:display-name="PageStyle_2.2.2 Список НС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1_20_Финансирование_20_НИР" style:display-name="PageStyle_3.1 Финансирование НИ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2_20_Свидетельства" style:display-name="PageStyle_3.2 Свидетельств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1_20_Патенты" style:display-name="PageStyle_3.3.1 Патен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2_20_Патенты_20_продленные" style:display-name="PageStyle_3.3.2 Патенты продле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1_20_Международный_20_обмен_20_студентов" style:display-name="PageStyle_4.1 Международный обмен студент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2_20_Иностранные_20_ППС" style:display-name="PageStyle_4.2 Иностранные ПП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3_20_Международные_20_организаций" style:display-name="PageStyle_4.3 Международные организаци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4_20_Количество_20_ДДОП" style:display-name="PageStyle_4.4 Количество ДДОП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163" meta:object-count="0"/>
    <meta:generator>LibreOfficeDev/6.0.5.2$Linux_X86_64 LibreOffice_project/</meta:generator>
  </office:meta>
</office:document-meta>
</file>